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5000002D5256D09C84503AF93.png" manifest:media-type="image/png"/>
  <manifest:file-entry manifest:full-path="Pictures/1000000100000505000002D5A65610487DD1744B.png" manifest:media-type="image/png"/>
  <manifest:file-entry manifest:full-path="Pictures/1000000100000505000002D5C3C976D8C396DC87.png" manifest:media-type="image/png"/>
  <manifest:file-entry manifest:full-path="Pictures/1000000100000505000002D557EB29B6EE2D6684.png" manifest:media-type="image/png"/>
  <manifest:file-entry manifest:full-path="Pictures/1000000100000505000002D596861C89E07F6A1D.png" manifest:media-type="image/png"/>
  <manifest:file-entry manifest:full-path="Pictures/1000000100000505000002D516816D949503A8D8.png" manifest:media-type="image/png"/>
  <manifest:file-entry manifest:full-path="Pictures/1000000100000505000002D5A430A29B0AEF4587.png" manifest:media-type="image/png"/>
  <manifest:file-entry manifest:full-path="Pictures/1000000100000505000002D5A639B8A18831CA5C.png" manifest:media-type="image/png"/>
  <manifest:file-entry manifest:full-path="Pictures/1000000100000505000002D5477A7E3A7BEA9506.png" manifest:media-type="image/png"/>
  <manifest:file-entry manifest:full-path="Pictures/1000000100000505000002D5AAB02F165A964F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14cm" svg:height="15.749cm" svg:x="0.086cm" svg:y="0cm">
          <draw:image xlink:href="Pictures/1000000100000505000002D5AAB02F165A964F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14cm" svg:height="15.749cm" svg:x="0.086cm" svg:y="0.001cm">
          <draw:image xlink:href="Pictures/1000000100000505000002D5477A7E3A7BEA95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14cm" svg:height="15.749cm" svg:x="0.086cm" svg:y="0cm">
          <draw:image xlink:href="Pictures/1000000100000505000002D5A639B8A18831CA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14cm" svg:height="15.749cm" svg:x="0.1cm" svg:y="0.101cm">
          <draw:image xlink:href="Pictures/1000000100000505000002D5477A7E3A7BEA95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14cm" svg:height="15.749cm" svg:x="0.086cm" svg:y="0.001cm">
          <draw:image xlink:href="Pictures/1000000100000505000002D5A639B8A18831CA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14cm" svg:height="15.749cm" svg:x="0.086cm" svg:y="0cm">
          <draw:image xlink:href="Pictures/1000000100000505000002D5A430A29B0AEF45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14cm" svg:height="15.749cm" svg:x="0.086cm" svg:y="0.001cm">
          <draw:image xlink:href="Pictures/1000000100000505000002D596861C89E07F6A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8cm" svg:height="15.798cm" svg:x="0cm" svg:y="0.001cm">
          <draw:image xlink:href="Pictures/1000000100000505000002D557EB29B6EE2D66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7.914cm" svg:height="15.749cm" svg:x="0.1cm" svg:y="0.101cm">
          <draw:image xlink:href="Pictures/1000000100000505000002D5C3C976D8C396DC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7.914cm" svg:height="15.749cm" svg:x="0.1cm" svg:y="0.101cm">
          <draw:image xlink:href="Pictures/1000000100000505000002D516816D949503A8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7.914cm" svg:height="15.749cm" svg:x="0.086cm" svg:y="0.001cm">
          <draw:image xlink:href="Pictures/1000000100000505000002D5A65610487DD174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7.914cm" svg:height="15.749cm" svg:x="0.1cm" svg:y="0.1cm">
          <draw:image xlink:href="Pictures/1000000100000505000002D5256D09C84503AF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30T19:37:33.789911172</meta:creation-date>
    <dc:date>2024-04-30T22:33:21.473326414</dc:date>
    <meta:editing-duration>PT35M25S</meta:editing-duration>
    <meta:editing-cycles>12</meta:editing-cycles>
    <meta:generator>LibreOffice/7.3.7.2$Linux_X86_64 LibreOffice_project/30$Build-2</meta:generator>
    <meta:document-statistic meta:object-count="57"/>
  </office:meta>
</office:document-meta>
</file>